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54.2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enn_rss_chc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number-columns-repeated="1017" table:default-cell-style-name="ce1"/>
        <table:table-row table:style-name="ro1">
          <table:table-cell office:value-type="string" calcext:value-type="string">
            <text:p>iris</text:p>
          </table:table-cell>
          <table:table-cell office:value-type="float" office:value="0.967407" calcext:value-type="float">
            <text:p>0.9674</text:p>
          </table:table-cell>
          <table:table-cell office:value-type="float" office:value="0.94" calcext:value-type="float">
            <text:p>0.9400</text:p>
          </table:table-cell>
          <table:table-cell office:value-type="float" office:value="0.951111" calcext:value-type="float">
            <text:p>0.9511</text:p>
          </table:table-cell>
          <table:table-cell office:value-type="float" office:value="0.91" calcext:value-type="float">
            <text:p>0.9100</text:p>
          </table:table-cell>
          <table:table-cell office:value-type="float" office:value="0.97" calcext:value-type="float">
            <text:p>0.9700</text:p>
          </table:table-cell>
          <table:table-cell office:value-type="float" office:value="0.127353" calcext:value-type="float">
            <text:p>0.12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0.688692" calcext:value-type="float">
            <text:p>0.6887</text:p>
          </table:table-cell>
          <table:table-cell office:value-type="float" office:value="0.564559" calcext:value-type="float">
            <text:p>0.5646</text:p>
          </table:table-cell>
          <table:table-cell office:value-type="float" office:value="0.470784" calcext:value-type="float">
            <text:p>0.4708</text:p>
          </table:table-cell>
          <table:table-cell office:value-type="float" office:value="0.278872" calcext:value-type="float">
            <text:p>0.2789</text:p>
          </table:table-cell>
          <table:table-cell office:value-type="float" office:value="0.949158" calcext:value-type="float">
            <text:p>0.9492</text:p>
          </table:table-cell>
          <table:table-cell office:value-type="float" office:value="0.331556" calcext:value-type="float">
            <text:p>0.33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0.77" calcext:value-type="float">
            <text:p>0.7700</text:p>
          </table:table-cell>
          <table:table-cell office:value-type="float" office:value="0.75" calcext:value-type="float">
            <text:p>0.7500</text:p>
          </table:table-cell>
          <table:table-cell office:value-type="float" office:value="0.744013" calcext:value-type="float">
            <text:p>0.7440</text:p>
          </table:table-cell>
          <table:table-cell office:value-type="float" office:value="0.721343" calcext:value-type="float">
            <text:p>0.7213</text:p>
          </table:table-cell>
          <table:table-cell office:value-type="float" office:value="0.965" calcext:value-type="float">
            <text:p>0.9650</text:p>
          </table:table-cell>
          <table:table-cell office:value-type="float" office:value="0.517861" calcext:value-type="float">
            <text:p>0.51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814524" calcext:value-type="float">
            <text:p>0.8145</text:p>
          </table:table-cell>
          <table:table-cell office:value-type="float" office:value="0.710401" calcext:value-type="float">
            <text:p>0.7104</text:p>
          </table:table-cell>
          <table:table-cell office:value-type="float" office:value="0.578136" calcext:value-type="float">
            <text:p>0.5781</text:p>
          </table:table-cell>
          <table:table-cell office:value-type="float" office:value="0.340364" calcext:value-type="float">
            <text:p>0.3404</text:p>
          </table:table-cell>
          <table:table-cell office:value-type="float" office:value="0.906901" calcext:value-type="float">
            <text:p>0.9069</text:p>
          </table:table-cell>
          <table:table-cell office:value-type="float" office:value="0.936967" calcext:value-type="float">
            <text:p>0.93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965243" calcext:value-type="float">
            <text:p>0.9652</text:p>
          </table:table-cell>
          <table:table-cell office:value-type="float" office:value="0.945385" calcext:value-type="float">
            <text:p>0.9454</text:p>
          </table:table-cell>
          <table:table-cell office:value-type="float" office:value="0.924608" calcext:value-type="float">
            <text:p>0.9246</text:p>
          </table:table-cell>
          <table:table-cell office:value-type="float" office:value="0.881933" calcext:value-type="float">
            <text:p>0.8819</text:p>
          </table:table-cell>
          <table:table-cell office:value-type="float" office:value="0.973989" calcext:value-type="float">
            <text:p>0.9740</text:p>
          </table:table-cell>
          <table:table-cell office:value-type="float" office:value="0.826432" calcext:value-type="float">
            <text:p>0.82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k2</text:p>
          </table:table-cell>
          <table:table-cell office:value-type="float" office:value="0.881936" calcext:value-type="float">
            <text:p>0.8819</text:p>
          </table:table-cell>
          <table:table-cell office:value-type="float" office:value="0.824393" calcext:value-type="float">
            <text:p>0.8244</text:p>
          </table:table-cell>
          <table:table-cell office:value-type="float" office:value="0.764157" calcext:value-type="float">
            <text:p>0.7642</text:p>
          </table:table-cell>
          <table:table-cell office:value-type="float" office:value="0.650071" calcext:value-type="float">
            <text:p>0.6501</text:p>
          </table:table-cell>
          <table:table-cell office:value-type="float" office:value="0.947685" calcext:value-type="float">
            <text:p>0.9477</text:p>
          </table:table-cell>
          <table:table-cell office:value-type="float" office:value="0.454996" calcext:value-type="float">
            <text:p>0.45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0.976254" calcext:value-type="float">
            <text:p>0.9763</text:p>
          </table:table-cell>
          <table:table-cell office:value-type="float" office:value="0.960729" calcext:value-type="float">
            <text:p>0.9607</text:p>
          </table:table-cell>
          <table:table-cell office:value-type="float" office:value="0.947847" calcext:value-type="float">
            <text:p>0.9478</text:p>
          </table:table-cell>
          <table:table-cell office:value-type="float" office:value="0.91501" calcext:value-type="float">
            <text:p>0.9150</text:p>
          </table:table-cell>
          <table:table-cell office:value-type="float" office:value="0.965886" calcext:value-type="float">
            <text:p>0.9659</text:p>
          </table:table-cell>
          <table:table-cell office:value-type="float" office:value="1.03887" calcext:value-type="float">
            <text:p>1.03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0.964958" calcext:value-type="float">
            <text:p>0.9650</text:p>
          </table:table-cell>
          <table:table-cell office:value-type="float" office:value="0.929412" calcext:value-type="float">
            <text:p>0.9294</text:p>
          </table:table-cell>
          <table:table-cell office:value-type="float" office:value="0.946475" calcext:value-type="float">
            <text:p>0.9465</text:p>
          </table:table-cell>
          <table:table-cell office:value-type="float" office:value="0.89103" calcext:value-type="float">
            <text:p>0.8910</text:p>
          </table:table-cell>
          <table:table-cell office:value-type="float" office:value="0.972472" calcext:value-type="float">
            <text:p>0.9725</text:p>
          </table:table-cell>
          <table:table-cell office:value-type="float" office:value="0.192748" calcext:value-type="float">
            <text:p>0.19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803298" calcext:value-type="float">
            <text:p>0.8033</text:p>
          </table:table-cell>
          <table:table-cell office:value-type="float" office:value="0.704571" calcext:value-type="float">
            <text:p>0.7046</text:p>
          </table:table-cell>
          <table:table-cell office:value-type="float" office:value="0.706315" calcext:value-type="float">
            <text:p>0.7063</text:p>
          </table:table-cell>
          <table:table-cell office:value-type="float" office:value="0.566989" calcext:value-type="float">
            <text:p>0.5670</text:p>
          </table:table-cell>
          <table:table-cell office:value-type="float" office:value="0.93271" calcext:value-type="float">
            <text:p>0.9327</text:p>
          </table:table-cell>
          <table:table-cell office:value-type="float" office:value="0.208212" calcext:value-type="float">
            <text:p>0.20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knote</text:p>
          </table:table-cell>
          <table:table-cell office:value-type="float" office:value="0.998461" calcext:value-type="float">
            <text:p>0.9985</text:p>
          </table:table-cell>
          <table:table-cell office:value-type="float" office:value="0.99635" calcext:value-type="float">
            <text:p>0.9964</text:p>
          </table:table-cell>
          <table:table-cell office:value-type="float" office:value="0.99688" calcext:value-type="float">
            <text:p>0.9969</text:p>
          </table:table-cell>
          <table:table-cell office:value-type="float" office:value="0.992567" calcext:value-type="float">
            <text:p>0.9926</text:p>
          </table:table-cell>
          <table:table-cell office:value-type="float" office:value="0.896137" calcext:value-type="float">
            <text:p>0.8961</text:p>
          </table:table-cell>
          <table:table-cell office:value-type="float" office:value="2.15392" calcext:value-type="float">
            <text:p>2.15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0.955972" calcext:value-type="float">
            <text:p>0.9560</text:p>
          </table:table-cell>
          <table:table-cell office:value-type="float" office:value="0.9075" calcext:value-type="float">
            <text:p>0.9075</text:p>
          </table:table-cell>
          <table:table-cell office:value-type="float" office:value="0.80377" calcext:value-type="float">
            <text:p>0.8038</text:p>
          </table:table-cell>
          <table:table-cell office:value-type="float" office:value="0.492016" calcext:value-type="float">
            <text:p>0.4920</text:p>
          </table:table-cell>
          <table:table-cell office:value-type="float" office:value="0.973585" calcext:value-type="float">
            <text:p>0.9736</text:p>
          </table:table-cell>
          <table:table-cell office:value-type="float" office:value="0.1182" calcext:value-type="float">
            <text:p>0.11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0.86952" calcext:value-type="float">
            <text:p>0.8695</text:p>
          </table:table-cell>
          <table:table-cell office:value-type="float" office:value="0.854911" calcext:value-type="float">
            <text:p>0.8549</text:p>
          </table:table-cell>
          <table:table-cell office:value-type="float" office:value="0.755437" calcext:value-type="float">
            <text:p>0.7554</text:p>
          </table:table-cell>
          <table:table-cell office:value-type="float" office:value="0.728118" calcext:value-type="float">
            <text:p>0.7281</text:p>
          </table:table-cell>
          <table:table-cell office:value-type="float" office:value="0.95264" calcext:value-type="float">
            <text:p>0.9526</text:p>
          </table:table-cell>
          <table:table-cell office:value-type="float" office:value="0.716015" calcext:value-type="float">
            <text:p>0.71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767771" calcext:value-type="float">
            <text:p>0.7678</text:p>
          </table:table-cell>
          <table:table-cell office:value-type="float" office:value="0.63977" calcext:value-type="float">
            <text:p>0.6398</text:p>
          </table:table-cell>
          <table:table-cell office:value-type="float" office:value="0.46515" calcext:value-type="float">
            <text:p>0.4652</text:p>
          </table:table-cell>
          <table:table-cell office:value-type="float" office:value="0.175685" calcext:value-type="float">
            <text:p>0.1757</text:p>
          </table:table-cell>
          <table:table-cell office:value-type="float" office:value="0.949589" calcext:value-type="float">
            <text:p>0.9496</text:p>
          </table:table-cell>
          <table:table-cell office:value-type="float" office:value="0.457569" calcext:value-type="float">
            <text:p>0.45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aceptive</text:p>
          </table:table-cell>
          <table:table-cell office:value-type="float" office:value="0.617206" calcext:value-type="float">
            <text:p>0.6172</text:p>
          </table:table-cell>
          <table:table-cell office:value-type="float" office:value="0.458245" calcext:value-type="float">
            <text:p>0.4582</text:p>
          </table:table-cell>
          <table:table-cell office:value-type="float" office:value="0.407125" calcext:value-type="float">
            <text:p>0.4071</text:p>
          </table:table-cell>
          <table:table-cell office:value-type="float" office:value="0.168548" calcext:value-type="float">
            <text:p>0.1685</text:p>
          </table:table-cell>
          <table:table-cell office:value-type="float" office:value="0.83924" calcext:value-type="float">
            <text:p>0.8392</text:p>
          </table:table-cell>
          <table:table-cell office:value-type="float" office:value="2.41649" calcext:value-type="float">
            <text:p>2.4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934618" calcext:value-type="float">
            <text:p>0.9346</text:p>
          </table:table-cell>
          <table:table-cell office:value-type="float" office:value="0.943265" calcext:value-type="float">
            <text:p>0.9433</text:p>
          </table:table-cell>
          <table:table-cell office:value-type="float" office:value="0.916836" calcext:value-type="float">
            <text:p>0.9168</text:p>
          </table:table-cell>
          <table:table-cell office:value-type="float" office:value="0.970391" calcext:value-type="float">
            <text:p>0.9704</text:p>
          </table:table-cell>
          <table:table-cell office:value-type="float" office:value="0.532157" calcext:value-type="float">
            <text:p>0.53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0.860479" calcext:value-type="float">
            <text:p>0.8605</text:p>
          </table:table-cell>
          <table:table-cell office:value-type="float" office:value="0.827506" calcext:value-type="float">
            <text:p>0.8275</text:p>
          </table:table-cell>
          <table:table-cell office:value-type="float" office:value="0.798835" calcext:value-type="float">
            <text:p>0.7988</text:p>
          </table:table-cell>
          <table:table-cell office:value-type="float" office:value="0.750679" calcext:value-type="float">
            <text:p>0.7507</text:p>
          </table:table-cell>
          <table:table-cell office:value-type="float" office:value="0.960417" calcext:value-type="float">
            <text:p>0.9604</text:p>
          </table:table-cell>
          <table:table-cell office:value-type="float" office:value="0.380215" calcext:value-type="float">
            <text:p>0.38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berman</text:p>
          </table:table-cell>
          <table:table-cell office:value-type="float" office:value="0.793776" calcext:value-type="float">
            <text:p>0.7938</text:p>
          </table:table-cell>
          <table:table-cell office:value-type="float" office:value="0.750556" calcext:value-type="float">
            <text:p>0.7506</text:p>
          </table:table-cell>
          <table:table-cell office:value-type="float" office:value="0.326113" calcext:value-type="float">
            <text:p>0.3261</text:p>
          </table:table-cell>
          <table:table-cell office:value-type="float" office:value="0.228344" calcext:value-type="float">
            <text:p>0.2283</text:p>
          </table:table-cell>
          <table:table-cell office:value-type="float" office:value="0.984314" calcext:value-type="float">
            <text:p>0.9843</text:p>
          </table:table-cell>
          <table:table-cell office:value-type="float" office:value="0.320016" calcext:value-type="float">
            <text:p>0.3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0.743056" calcext:value-type="float">
            <text:p>0.7431</text:p>
          </table:table-cell>
          <table:table-cell office:value-type="float" office:value="0.65" calcext:value-type="float">
            <text:p>0.6500</text:p>
          </table:table-cell>
          <table:table-cell office:value-type="float" office:value="0.600818" calcext:value-type="float">
            <text:p>0.6008</text:p>
          </table:table-cell>
          <table:table-cell office:value-type="float" office:value="0.452555" calcext:value-type="float">
            <text:p>0.4526</text:p>
          </table:table-cell>
          <table:table-cell office:value-type="float" office:value="0.924375" calcext:value-type="float">
            <text:p>0.9244</text:p>
          </table:table-cell>
          <table:table-cell office:value-type="float" office:value="0.137148" calcext:value-type="float">
            <text:p>0.13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0.860082" calcext:value-type="float">
            <text:p>0.8601</text:p>
          </table:table-cell>
          <table:table-cell office:value-type="float" office:value="0.822222" calcext:value-type="float">
            <text:p>0.8222</text:p>
          </table:table-cell>
          <table:table-cell office:value-type="float" office:value="0.715328" calcext:value-type="float">
            <text:p>0.7153</text:p>
          </table:table-cell>
          <table:table-cell office:value-type="float" office:value="0.636208" calcext:value-type="float">
            <text:p>0.6362</text:p>
          </table:table-cell>
          <table:table-cell office:value-type="float" office:value="0.976667" calcext:value-type="float">
            <text:p>0.9767</text:p>
          </table:table-cell>
          <table:table-cell office:value-type="float" office:value="0.264272" calcext:value-type="float">
            <text:p>0.26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0.908333" calcext:value-type="float">
            <text:p>0.9083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588644" calcext:value-type="float">
            <text:p>0.5886</text:p>
          </table:table-cell>
          <table:table-cell office:value-type="float" office:value="0.425714" calcext:value-type="float">
            <text:p>0.4257</text:p>
          </table:table-cell>
          <table:table-cell office:value-type="float" office:value="0.96375" calcext:value-type="float">
            <text:p>0.9638</text:p>
          </table:table-cell>
          <table:table-cell office:value-type="float" office:value="0.0837112" calcext:value-type="float">
            <text:p>0.08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844578" calcext:value-type="float">
            <text:p>0.8446</text:p>
          </table:table-cell>
          <table:table-cell office:value-type="float" office:value="0.79759" calcext:value-type="float">
            <text:p>0.7976</text:p>
          </table:table-cell>
          <table:table-cell office:value-type="float" office:value="0.689122" calcext:value-type="float">
            <text:p>0.6891</text:p>
          </table:table-cell>
          <table:table-cell office:value-type="float" office:value="0.595282" calcext:value-type="float">
            <text:p>0.5953</text:p>
          </table:table-cell>
          <table:table-cell office:value-type="float" office:value="0.923735" calcext:value-type="float">
            <text:p>0.9237</text:p>
          </table:table-cell>
          <table:table-cell office:value-type="float" office:value="0.980449" calcext:value-type="float">
            <text:p>0.98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0.96332" calcext:value-type="float">
            <text:p>0.9633</text:p>
          </table:table-cell>
          <table:table-cell office:value-type="float" office:value="0.962821" calcext:value-type="float">
            <text:p>0.9628</text:p>
          </table:table-cell>
          <table:table-cell office:value-type="float" office:value="0.908842" calcext:value-type="float">
            <text:p>0.9088</text:p>
          </table:table-cell>
          <table:table-cell office:value-type="float" office:value="0.907227" calcext:value-type="float">
            <text:p>0.9072</text:p>
          </table:table-cell>
          <table:table-cell office:value-type="float" office:value="0.984186" calcext:value-type="float">
            <text:p>0.9842</text:p>
          </table:table-cell>
          <table:table-cell office:value-type="float" office:value="0.244242" calcext:value-type="float">
            <text:p>0.24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0.679924" calcext:value-type="float">
            <text:p>0.6799</text:p>
          </table:table-cell>
          <table:table-cell office:value-type="float" office:value="0.49625" calcext:value-type="float">
            <text:p>0.4963</text:p>
          </table:table-cell>
          <table:table-cell office:value-type="float" office:value="0.517084" calcext:value-type="float">
            <text:p>0.5171</text:p>
          </table:table-cell>
          <table:table-cell office:value-type="float" office:value="0.2344" calcext:value-type="float">
            <text:p>0.2344</text:p>
          </table:table-cell>
          <table:table-cell office:value-type="float" office:value="0.923841" calcext:value-type="float">
            <text:p>0.9238</text:p>
          </table:table-cell>
          <table:table-cell office:value-type="float" office:value="0.137014" calcext:value-type="float">
            <text:p>0.13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0.776574" calcext:value-type="float">
            <text:p>0.7766</text:p>
          </table:table-cell>
          <table:table-cell office:value-type="float" office:value="0.674365" calcext:value-type="float">
            <text:p>0.6744</text:p>
          </table:table-cell>
          <table:table-cell office:value-type="float" office:value="0.702078" calcext:value-type="float">
            <text:p>0.7021</text:p>
          </table:table-cell>
          <table:table-cell office:value-type="float" office:value="0.565631" calcext:value-type="float">
            <text:p>0.5656</text:p>
          </table:table-cell>
          <table:table-cell office:value-type="float" office:value="0.881915" calcext:value-type="float">
            <text:p>0.8819</text:p>
          </table:table-cell>
          <table:table-cell office:value-type="float" office:value="1.12141" calcext:value-type="float">
            <text:p>1.12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0.929966" calcext:value-type="float">
            <text:p>0.9300</text:p>
          </table:table-cell>
          <table:table-cell office:value-type="float" office:value="0.873737" calcext:value-type="float">
            <text:p>0.8737</text:p>
          </table:table-cell>
          <table:table-cell office:value-type="float" office:value="0.922963" calcext:value-type="float">
            <text:p>0.9230</text:p>
          </table:table-cell>
          <table:table-cell office:value-type="float" office:value="0.861111" calcext:value-type="float">
            <text:p>0.8611</text:p>
          </table:table-cell>
          <table:table-cell office:value-type="float" office:value="0.777879" calcext:value-type="float">
            <text:p>0.7779</text:p>
          </table:table-cell>
          <table:table-cell office:value-type="float" office:value="1.44196" calcext:value-type="float">
            <text:p>1.44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ast</text:p>
          </table:table-cell>
          <table:table-cell office:value-type="float" office:value="0.701386" calcext:value-type="float">
            <text:p>0.7014</text:p>
          </table:table-cell>
          <table:table-cell office:value-type="float" office:value="0.536682" calcext:value-type="float">
            <text:p>0.5367</text:p>
          </table:table-cell>
          <table:table-cell office:value-type="float" office:value="0.608155" calcext:value-type="float">
            <text:p>0.6082</text:p>
          </table:table-cell>
          <table:table-cell office:value-type="float" office:value="0.392658" calcext:value-type="float">
            <text:p>0.3927</text:p>
          </table:table-cell>
          <table:table-cell office:value-type="float" office:value="0.800472" calcext:value-type="float">
            <text:p>0.8005</text:p>
          </table:table-cell>
          <table:table-cell office:value-type="float" office:value="2.44668" calcext:value-type="float">
            <text:p>2.4467</text:p>
          </table:table-cell>
          <table:table-cell table:number-columns-repeated="1017"/>
        </table:table-row>
        <table:table-row table:style-name="ro1">
          <table:table-cell/>
          <table:table-cell table:formula="of:=SUM([.B1:.B26])/26" office:value-type="float" office:value="0.848385230769231" calcext:value-type="float">
            <text:p>0.8484</text:p>
          </table:table-cell>
          <table:table-cell table:formula="of:=SUM([.C1:.C26])/26" office:value-type="float" office:value="0.784618192307692" calcext:value-type="float">
            <text:p>0.7846</text:p>
          </table:table-cell>
          <table:table-cell table:formula="of:=SUM([.D1:.D26])/26" office:value-type="float" office:value="0.722425192307692" calcext:value-type="float">
            <text:p>0.7224</text:p>
          </table:table-cell>
          <table:table-cell table:formula="of:=SUM([.E1:.E26])/26" office:value-type="float" office:value="0.603045807692308" calcext:value-type="float">
            <text:p>0.6030</text:p>
          </table:table-cell>
          <table:table-cell table:formula="of:=SUM([.F1:.F26])/26" office:value-type="float" office:value="0.933343615384615" calcext:value-type="float">
            <text:p>0.9333</text:p>
          </table:table-cell>
          <table:table-cell table:formula="of:=SUM([.G1:.G26])/26" office:value-type="float" office:value="0.714863969230769" calcext:value-type="float">
            <text:p>0.714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0.882509" calcext:value-type="float">
            <text:p>0.8825</text:p>
          </table:table-cell>
          <table:table-cell office:value-type="float" office:value="0.877925" calcext:value-type="float">
            <text:p>0.8779</text:p>
          </table:table-cell>
          <table:table-cell office:value-type="float" office:value="0.772036" calcext:value-type="float">
            <text:p>0.7720</text:p>
          </table:table-cell>
          <table:table-cell office:value-type="float" office:value="0.75245" calcext:value-type="float">
            <text:p>0.7525</text:p>
          </table:table-cell>
          <table:table-cell office:value-type="float" office:value="0.950755" calcext:value-type="float">
            <text:p>0.9508</text:p>
          </table:table-cell>
          <table:table-cell office:value-type="float" office:value="2.14278" calcext:value-type="float">
            <text:p>2.14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diotocography</text:p>
          </table:table-cell>
          <table:table-cell office:value-type="float" office:value="0.873136" calcext:value-type="float">
            <text:p>0.8731</text:p>
          </table:table-cell>
          <table:table-cell office:value-type="float" office:value="0.873448" calcext:value-type="float">
            <text:p>0.8734</text:p>
          </table:table-cell>
          <table:table-cell office:value-type="float" office:value="0.645735" calcext:value-type="float">
            <text:p>0.6457</text:p>
          </table:table-cell>
          <table:table-cell office:value-type="float" office:value="0.628406" calcext:value-type="float">
            <text:p>0.6284</text:p>
          </table:table-cell>
          <table:table-cell office:value-type="float" office:value="0.974213" calcext:value-type="float">
            <text:p>0.9742</text:p>
          </table:table-cell>
          <table:table-cell office:value-type="float" office:value="0.866426" calcext:value-type="float">
            <text:p>0.86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ye-state</text:p>
          </table:table-cell>
          <table:table-cell office:value-type="float" office:value="0.811936" calcext:value-type="float">
            <text:p>0.8119</text:p>
          </table:table-cell>
          <table:table-cell office:value-type="float" office:value="0.779773" calcext:value-type="float">
            <text:p>0.7798</text:p>
          </table:table-cell>
          <table:table-cell office:value-type="float" office:value="0.630465" calcext:value-type="float">
            <text:p>0.6305</text:p>
          </table:table-cell>
          <table:table-cell office:value-type="float" office:value="0.555293" calcext:value-type="float">
            <text:p>0.5553</text:p>
          </table:table-cell>
          <table:table-cell office:value-type="float" office:value="0.83478" calcext:value-type="float">
            <text:p>0.8348</text:p>
          </table:table-cell>
          <table:table-cell office:value-type="float" office:value="10.5138" calcext:value-type="float">
            <text:p>10.51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0.94587" calcext:value-type="float">
            <text:p>0.9459</text:p>
          </table:table-cell>
          <table:table-cell office:value-type="float" office:value="0.951212" calcext:value-type="float">
            <text:p>0.9512</text:p>
          </table:table-cell>
          <table:table-cell office:value-type="float" office:value="0.747571" calcext:value-type="float">
            <text:p>0.7476</text:p>
          </table:table-cell>
          <table:table-cell office:value-type="float" office:value="0.730275" calcext:value-type="float">
            <text:p>0.7303</text:p>
          </table:table-cell>
          <table:table-cell office:value-type="float" office:value="0.975164" calcext:value-type="float">
            <text:p>0.9752</text:p>
          </table:table-cell>
          <table:table-cell office:value-type="float" office:value="2.94501" calcext:value-type="float">
            <text:p>2.94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0.980711" calcext:value-type="float">
            <text:p>0.9807</text:p>
          </table:table-cell>
          <table:table-cell office:value-type="float" office:value="0.988628" calcext:value-type="float">
            <text:p>0.9886</text:p>
          </table:table-cell>
          <table:table-cell office:value-type="float" office:value="0.979677" calcext:value-type="float">
            <text:p>0.9797</text:p>
          </table:table-cell>
          <table:table-cell office:value-type="float" office:value="0.987362" calcext:value-type="float">
            <text:p>0.9874</text:p>
          </table:table-cell>
          <table:table-cell office:value-type="float" office:value="0.882915" calcext:value-type="float">
            <text:p>0.8829</text:p>
          </table:table-cell>
          <table:table-cell office:value-type="float" office:value="6.76617" calcext:value-type="float">
            <text:p>6.76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0.889889" calcext:value-type="float">
            <text:p>0.8899</text:p>
          </table:table-cell>
          <table:table-cell office:value-type="float" office:value="0.887341" calcext:value-type="float">
            <text:p>0.8873</text:p>
          </table:table-cell>
          <table:table-cell office:value-type="float" office:value="0.866272" calcext:value-type="float">
            <text:p>0.8663</text:p>
          </table:table-cell>
          <table:table-cell office:value-type="float" office:value="0.860761" calcext:value-type="float">
            <text:p>0.8608</text:p>
          </table:table-cell>
          <table:table-cell office:value-type="float" office:value="0.938462" calcext:value-type="float">
            <text:p>0.9385</text:p>
          </table:table-cell>
          <table:table-cell office:value-type="float" office:value="3.80264" calcext:value-type="float">
            <text:p>3.80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0.936819" calcext:value-type="float">
            <text:p>0.9368</text:p>
          </table:table-cell>
          <table:table-cell office:value-type="float" office:value="0.944167" calcext:value-type="float">
            <text:p>0.9442</text:p>
          </table:table-cell>
          <table:table-cell office:value-type="float" office:value="0.460313" calcext:value-type="float">
            <text:p>0.4603</text:p>
          </table:table-cell>
          <table:table-cell office:value-type="float" office:value="0.443896" calcext:value-type="float">
            <text:p>0.4439</text:p>
          </table:table-cell>
          <table:table-cell office:value-type="float" office:value="0.959125" calcext:value-type="float">
            <text:p>0.9591</text:p>
          </table:table-cell>
          <table:table-cell office:value-type="float" office:value="4.12526" calcext:value-type="float">
            <text:p>4.12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0.248139" calcext:value-type="float">
            <text:p>0.2481</text:p>
          </table:table-cell>
          <table:table-cell office:value-type="float" office:value="0.147186" calcext:value-type="float">
            <text:p>0.1472</text:p>
          </table:table-cell>
          <table:table-cell office:value-type="float" office:value="0.124495" calcext:value-type="float">
            <text:p>0.1245</text:p>
          </table:table-cell>
          <table:table-cell office:value-type="float" office:value="0.00505051" calcext:value-type="float">
            <text:p>0.0051</text:p>
          </table:table-cell>
          <table:table-cell office:value-type="float" office:value="0.91" calcext:value-type="float">
            <text:p>0.9100</text:p>
          </table:table-cell>
          <table:table-cell office:value-type="float" office:value="0.908749" calcext:value-type="float">
            <text:p>0.90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0.923495" calcext:value-type="float">
            <text:p>0.9235</text:p>
          </table:table-cell>
          <table:table-cell office:value-type="float" office:value="0.92873" calcext:value-type="float">
            <text:p>0.9287</text:p>
          </table:table-cell>
          <table:table-cell office:value-type="float" office:value="0.110821" calcext:value-type="float">
            <text:p>0.1108</text:p>
          </table:table-cell>
          <table:table-cell office:value-type="float" office:value="0.0501189" calcext:value-type="float">
            <text:p>0.0501</text:p>
          </table:table-cell>
          <table:table-cell office:value-type="float" office:value="0.929536" calcext:value-type="float">
            <text:p>0.9295</text:p>
          </table:table-cell>
          <table:table-cell office:value-type="float" office:value="11.9566" calcext:value-type="float">
            <text:p>11.95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0.857455" calcext:value-type="float">
            <text:p>0.8575</text:p>
          </table:table-cell>
          <table:table-cell office:value-type="float" office:value="0.819401" calcext:value-type="float">
            <text:p>0.8194</text:p>
          </table:table-cell>
          <table:table-cell office:value-type="float" office:value="0.688884" calcext:value-type="float">
            <text:p>0.6889</text:p>
          </table:table-cell>
          <table:table-cell office:value-type="float" office:value="0.585951" calcext:value-type="float">
            <text:p>0.5860</text:p>
          </table:table-cell>
          <table:table-cell office:value-type="float" office:value="0.722382" calcext:value-type="float">
            <text:p>0.7224</text:p>
          </table:table-cell>
          <table:table-cell office:value-type="float" office:value="15.248" calcext:value-type="float">
            <text:p>15.24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0.410346" calcext:value-type="float">
            <text:p>0.4103</text:p>
          </table:table-cell>
          <table:table-cell office:value-type="float" office:value="0.279667" calcext:value-type="float">
            <text:p>0.2797</text:p>
          </table:table-cell>
          <table:table-cell office:value-type="float" office:value="0.328116" calcext:value-type="float">
            <text:p>0.3281</text:p>
          </table:table-cell>
          <table:table-cell office:value-type="float" office:value="0.177363" calcext:value-type="float">
            <text:p>0.1774</text:p>
          </table:table-cell>
          <table:table-cell office:value-type="float" office:value="0.846728" calcext:value-type="float">
            <text:p>0.8467</text:p>
          </table:table-cell>
          <table:table-cell office:value-type="float" office:value="3.22759" calcext:value-type="float">
            <text:p>3.22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837156" calcext:value-type="float">
            <text:p>0.8372</text:p>
          </table:table-cell>
          <table:table-cell office:value-type="float" office:value="0.824395" calcext:value-type="float">
            <text:p>0.8244</text:p>
          </table:table-cell>
          <table:table-cell office:value-type="float" office:value="0.622935" calcext:value-type="float">
            <text:p>0.6229</text:p>
          </table:table-cell>
          <table:table-cell office:value-type="float" office:value="0.577972" calcext:value-type="float">
            <text:p>0.5780</text:p>
          </table:table-cell>
          <table:table-cell office:value-type="float" office:value="0.947705" calcext:value-type="float">
            <text:p>0.9477</text:p>
          </table:table-cell>
          <table:table-cell office:value-type="float" office:value="2.36837" calcext:value-type="float">
            <text:p>2.36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887743" calcext:value-type="float">
            <text:p>0.8877</text:p>
          </table:table-cell>
          <table:table-cell office:value-type="float" office:value="0.857432" calcext:value-type="float">
            <text:p>0.8574</text:p>
          </table:table-cell>
          <table:table-cell office:value-type="float" office:value="0.785243" calcext:value-type="float">
            <text:p>0.7852</text:p>
          </table:table-cell>
          <table:table-cell office:value-type="float" office:value="0.714312" calcext:value-type="float">
            <text:p>0.7143</text:p>
          </table:table-cell>
          <table:table-cell office:value-type="float" office:value="0.888716" calcext:value-type="float">
            <text:p>0.8887</text:p>
          </table:table-cell>
          <table:table-cell office:value-type="float" office:value="4.28002" calcext:value-type="float">
            <text:p>4.28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864833" calcext:value-type="float">
            <text:p>0.8648</text:p>
          </table:table-cell>
          <table:table-cell office:value-type="float" office:value="0.863575" calcext:value-type="float">
            <text:p>0.8636</text:p>
          </table:table-cell>
          <table:table-cell office:value-type="float" office:value="0.7258" calcext:value-type="float">
            <text:p>0.7258</text:p>
          </table:table-cell>
          <table:table-cell office:value-type="float" office:value="0.711699" calcext:value-type="float">
            <text:p>0.7117</text:p>
          </table:table-cell>
          <table:table-cell office:value-type="float" office:value="0.959669" calcext:value-type="float">
            <text:p>0.9597</text:p>
          </table:table-cell>
          <table:table-cell office:value-type="float" office:value="2.75536" calcext:value-type="float">
            <text:p>2.75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0.957709" calcext:value-type="float">
            <text:p>0.9577</text:p>
          </table:table-cell>
          <table:table-cell office:value-type="float" office:value="0.964182" calcext:value-type="float">
            <text:p>0.9642</text:p>
          </table:table-cell>
          <table:table-cell office:value-type="float" office:value="0.95448" calcext:value-type="float">
            <text:p>0.9545</text:p>
          </table:table-cell>
          <table:table-cell office:value-type="float" office:value="0.9606" calcext:value-type="float">
            <text:p>0.9606</text:p>
          </table:table-cell>
          <table:table-cell office:value-type="float" office:value="0.9136" calcext:value-type="float">
            <text:p>0.9136</text:p>
          </table:table-cell>
          <table:table-cell office:value-type="float" office:value="3.02915" calcext:value-type="float">
            <text:p>3.02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775758" calcext:value-type="float">
            <text:p>0.7758</text:p>
          </table:table-cell>
          <table:table-cell office:value-type="float" office:value="0.783712" calcext:value-type="float">
            <text:p>0.7837</text:p>
          </table:table-cell>
          <table:table-cell office:value-type="float" office:value="0.449982" calcext:value-type="float">
            <text:p>0.4500</text:p>
          </table:table-cell>
          <table:table-cell office:value-type="float" office:value="0.45491" calcext:value-type="float">
            <text:p>0.4549</text:p>
          </table:table-cell>
          <table:table-cell office:value-type="float" office:value="0.990186" calcext:value-type="float">
            <text:p>0.9902</text:p>
          </table:table-cell>
          <table:table-cell office:value-type="float" office:value="0.717871" calcext:value-type="float">
            <text:p>0.71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0.950257" calcext:value-type="float">
            <text:p>0.9503</text:p>
          </table:table-cell>
          <table:table-cell office:value-type="float" office:value="0.954324" calcext:value-type="float">
            <text:p>0.9543</text:p>
          </table:table-cell>
          <table:table-cell office:value-type="float" office:value="0.910513" calcext:value-type="float">
            <text:p>0.9105</text:p>
          </table:table-cell>
          <table:table-cell office:value-type="float" office:value="0.908648" calcext:value-type="float">
            <text:p>0.9086</text:p>
          </table:table-cell>
          <table:table-cell office:value-type="float" office:value="0.938703" calcext:value-type="float">
            <text:p>0.9387</text:p>
          </table:table-cell>
          <table:table-cell office:value-type="float" office:value="4.00102" calcext:value-type="float">
            <text:p>4.0010</text:p>
          </table:table-cell>
          <table:table-cell table:number-columns-repeated="1017"/>
        </table:table-row>
        <table:table-row table:style-name="ro1">
          <table:table-cell/>
          <table:table-cell table:formula="of:=SUM([.B29:.B45])/17" office:value-type="float" office:value="0.825515352941176" calcext:value-type="float">
            <text:p>0.8255</text:p>
          </table:table-cell>
          <table:table-cell table:formula="of:=SUM([.C29:.C45])/17" office:value-type="float" office:value="0.807358705882353" calcext:value-type="float">
            <text:p>0.8074</text:p>
          </table:table-cell>
          <table:table-cell table:formula="of:=SUM([.D29:.D45])/17" office:value-type="float" office:value="0.635490470588235" calcext:value-type="float">
            <text:p>0.6355</text:p>
          </table:table-cell>
          <table:table-cell table:formula="of:=SUM([.E29:.E45])/17" office:value-type="float" office:value="0.59441573" calcext:value-type="float">
            <text:p>0.5944</text:p>
          </table:table-cell>
          <table:table-cell table:formula="of:=SUM([.F29:.F45])/17" office:value-type="float" office:value="0.915449352941176" calcext:value-type="float">
            <text:p>0.9154</text:p>
          </table:table-cell>
          <table:table-cell table:formula="of:=SUM([.G29:.G45])/17" office:value-type="float" office:value="4.68557741176471" calcext:value-type="float">
            <text:p>4.685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edit-card</text:p>
          </table:table-cell>
          <table:table-cell office:value-type="float" office:value="0.796675" calcext:value-type="float">
            <text:p>0.7967</text:p>
          </table:table-cell>
          <table:table-cell office:value-type="float" office:value="0.786" calcext:value-type="float">
            <text:p>0.7860</text:p>
          </table:table-cell>
          <table:table-cell office:value-type="float" office:value="0.348149" calcext:value-type="float">
            <text:p>0.3481</text:p>
          </table:table-cell>
          <table:table-cell office:value-type="float" office:value="0.311037" calcext:value-type="float">
            <text:p>0.3110</text:p>
          </table:table-cell>
          <table:table-cell office:value-type="float" office:value="0.937247" calcext:value-type="float">
            <text:p>0.9372</text:p>
          </table:table-cell>
          <table:table-cell office:value-type="float" office:value="16.2408" calcext:value-type="float">
            <text:p>16.24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0.998319" calcext:value-type="float">
            <text:p>0.9983</text:p>
          </table:table-cell>
          <table:table-cell office:value-type="float" office:value="0.998397" calcext:value-type="float">
            <text:p>0.9984</text:p>
          </table:table-cell>
          <table:table-cell office:value-type="float" office:value="0.995968" calcext:value-type="float">
            <text:p>0.9960</text:p>
          </table:table-cell>
          <table:table-cell office:value-type="float" office:value="0.995453" calcext:value-type="float">
            <text:p>0.9955</text:p>
          </table:table-cell>
          <table:table-cell office:value-type="float" office:value="0.882618" calcext:value-type="float">
            <text:p>0.8826</text:p>
          </table:table-cell>
          <table:table-cell office:value-type="float" office:value="46.96" calcext:value-type="float">
            <text:p>46.9600</text:p>
          </table:table-cell>
          <table:table-cell table:number-columns-repeated="1017"/>
        </table:table-row>
        <table:table-row table:style-name="ro1">
          <table:table-cell/>
          <table:table-cell table:formula="of:=SUM([.B48:.B49])/2" office:value-type="float" office:value="0.897497" calcext:value-type="float">
            <text:p>0.8975</text:p>
          </table:table-cell>
          <table:table-cell table:formula="of:=SUM([.C48:.C49])/2" office:value-type="float" office:value="0.8921985" calcext:value-type="float">
            <text:p>0.8922</text:p>
          </table:table-cell>
          <table:table-cell table:formula="of:=SUM([.D48:.D49])/2" office:value-type="float" office:value="0.6720585" calcext:value-type="float">
            <text:p>0.6721</text:p>
          </table:table-cell>
          <table:table-cell table:formula="of:=SUM([.E48:.E49])/2" office:value-type="float" office:value="0.653245" calcext:value-type="float">
            <text:p>0.6532</text:p>
          </table:table-cell>
          <table:table-cell table:formula="of:=SUM([.F48:.F49])/2" office:value-type="float" office:value="0.9099325" calcext:value-type="float">
            <text:p>0.9099</text:p>
          </table:table-cell>
          <table:table-cell table:formula="of:=SUM([.G48:.G49])/2" office:value-type="float" office:value="31.6004" calcext:value-type="float">
            <text:p>31.6004</text:p>
          </table:table-cell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7T21:47:51.157669979</dc:date>
    <meta:editing-duration>PT1M36S</meta:editing-duration>
    <meta:editing-cycles>1</meta:editing-cycles>
    <meta:generator>LibreOffice/6.0.3.2$Linux_X86_64 LibreOffice_project/00m0$Build-2</meta:generator>
    <meta:document-statistic meta:table-count="1" meta:cell-count="333" meta:object-count="0"/>
  </office:meta>
</office:document-meta>
</file>